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F00000019CE09185AA.png" manifest:media-type="image/png"/>
  <manifest:file-entry manifest:full-path="Pictures/10000000000003F0000003504951DD21.png" manifest:media-type="image/png"/>
  <manifest:file-entry manifest:full-path="Pictures/10000000000003F00000035070C3CAAE.png" manifest:media-type="image/png"/>
  <manifest:file-entry manifest:full-path="Pictures/10000000000003F00000019C2DC95772.png" manifest:media-type="image/png"/>
  <manifest:file-entry manifest:full-path="Pictures/10000000000003F00000019C81CCD3A0.png" manifest:media-type="image/png"/>
  <manifest:file-entry manifest:full-path="Pictures/10000000000003F00000035084F82D0A.png" manifest:media-type="image/png"/>
  <manifest:file-entry manifest:full-path="Pictures/10000000000003F00000019CD996AE09.png" manifest:media-type="image/png"/>
  <manifest:file-entry manifest:full-path="Pictures/10000000000003F00000019C6B3AEAD4.png" manifest:media-type="image/png"/>
  <manifest:file-entry manifest:full-path="Pictures/10000000000003F00000019CB1429FA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bf456" officeooo:paragraph-rsid="000bf456"/>
    </style:style>
    <style:style style:name="P2" style:family="paragraph" style:parent-style-name="Standard">
      <style:text-properties style:font-name="Times New Roman" officeooo:rsid="000bf456" officeooo:paragraph-rsid="000bf456"/>
    </style:style>
    <style:style style:name="P3" style:family="paragraph" style:parent-style-name="Standard">
      <style:text-properties officeooo:rsid="000c67ad" officeooo:paragraph-rsid="000c67ad"/>
    </style:style>
    <style:style style:name="P4" style:family="paragraph" style:parent-style-name="Standard">
      <style:text-properties officeooo:rsid="000efb69" officeooo:paragraph-rsid="000ef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 = 100Hz</text:p>
      <text:p text:style-name="P1"/>
      <text:p text:style-name="P1"/>
      <text:p text:style-name="P1"/>
      <text:p text:style-name="P1"><draw:frame draw:style-name="fr1" draw:name="Image1" text:anchor-type="paragraph" svg:x="2.425cm" svg:y="0.3cm" svg:width="13.533cm" svg:height="6.904cm" draw:z-index="0"><draw:image xlink:href="Pictures/10000000000003F00000035070C3CAAE.png" xlink:type="simple" xlink:show="embed" xlink:actuate="onLoad" draw:mime-type="image/png"/></draw:frame></text:p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draw:frame draw:style-name="fr1" draw:name="Image2" text:anchor-type="paragraph" svg:x="-0.106cm" svg:y="0.39cm" svg:width="17cm" svg:height="6.948cm" draw:z-index="1"><draw:image xlink:href="Pictures/10000000000003F00000019CB1429FA8.png" xlink:type="simple" xlink:show="embed" xlink:actuate="onLoad" draw:mime-type="image/png"/></draw:frame><draw:frame draw:style-name="fr1" draw:name="Image3" text:anchor-type="paragraph" svg:x="0.446cm" svg:y="0.402cm" svg:width="17cm" svg:height="6.948cm" draw:z-index="7"><draw:image xlink:href="Pictures/10000000000003F00000019CD996AE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 = 2250 Hz</text:p>
      <text:p text:style-name="P3"><draw:frame draw:style-name="fr2" draw:name="Image4" text:anchor-type="paragraph" svg:width="13.051cm" svg:height="10.98cm" draw:z-index="2"><draw:image xlink:href="Pictures/10000000000003F00000035084F82D0A.png" xlink:type="simple" xlink:show="embed" xlink:actuate="onLoad" draw:mime-type="image/png"/></draw:frame><draw:frame draw:style-name="fr1" draw:name="Image5" text:anchor-type="paragraph" svg:x="0.162cm" svg:y="11.478cm" svg:width="17cm" svg:height="6.948cm" draw:z-index="3"><draw:image xlink:href="Pictures/10000000000003F00000019C2DC95772.png" xlink:type="simple" xlink:show="embed" xlink:actuate="onLoad" draw:mime-type="image/png"/></draw:frame><draw:frame draw:style-name="fr1" draw:name="Image6" text:anchor-type="paragraph" svg:x="0.651cm" svg:y="18.847cm" svg:width="17cm" svg:height="6.948cm" draw:z-index="4"><draw:image xlink:href="Pictures/10000000000003F00000019C6B3AEAD4.png" xlink:type="simple" xlink:show="embed" xlink:actuate="onLoad" draw:mime-type="image/png"/></draw:frame></text:p>
      <text:p text:style-name="P3"/>
      <text:p text:style-name="P4"><text:soft-page-break/>f = 10 kHz</text:p>
      <text:p text:style-name="P4"><draw:frame draw:style-name="fr1" draw:name="Image7" text:anchor-type="paragraph" svg:x="2.589cm" svg:y="0.261cm" svg:width="13.693cm" svg:height="8.578cm" draw:z-index="8"><draw:image xlink:href="Pictures/10000000000003F0000003504951DD21.png" xlink:type="simple" xlink:show="embed" xlink:actuate="onLoad" draw:mime-type="image/png"/></draw:frame></text:p>
      <text:p text:style-name="P4"><draw:frame draw:style-name="fr1" draw:name="Image8" text:anchor-type="paragraph" svg:x="0.162cm" svg:y="10.502cm" svg:width="17cm" svg:height="6.948cm" draw:z-index="5"><draw:image xlink:href="Pictures/10000000000003F00000019CE09185AA.png" xlink:type="simple" xlink:show="embed" xlink:actuate="onLoad" draw:mime-type="image/png"/></draw:frame><draw:frame draw:style-name="fr1" draw:name="Image9" text:anchor-type="paragraph" svg:x="0.162cm" svg:y="17.014cm" svg:width="17cm" svg:height="6.948cm" draw:z-index="6"><draw:image xlink:href="Pictures/10000000000003F00000019C81CCD3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12:54.865000000</meta:creation-date>
    <meta:generator>LibreOffice/24.8.3.2$MacOSX_AARCH64 LibreOffice_project/48a6bac9e7e268aeb4c3483fcf825c94556d9f92</meta:generator>
    <dc:date>2025-01-21T05:56:51.320514191</dc:date>
    <meta:editing-duration>PT1H23M11S</meta:editing-duration>
    <meta:editing-cycles>9</meta:editing-cycles>
    <meta:document-statistic meta:table-count="0" meta:image-count="9" meta:object-count="0" meta:page-count="3" meta:paragraph-count="3" meta:word-count="11" meta:character-count="30" meta:non-whitespace-character-count="22"/>
  </office:meta>
</office:document-meta>
</file>